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rsid="001099ff" officeooo:paragraph-rsid="001099ff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rsid="001099ff" officeooo:paragraph-rsid="001099ff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0009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2</text:span></text:h>
      <text:h text:style-name="Heading_20_2" text:outline-level="2">2015-02-<text:span text:style-name="T11">11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Envisionme</text:h>
            <text:p text:style-name="P6">Ivan Breet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5">Bank: <text:span text:style-name="T7">FNB (Fi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8">6</text:span> 000 ZAR for <text:span text:style-name="T8">Gold </text:span>Sponsorship of the Johannesburg DrupalCamp 2015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19T13:01:17.608373042</dc:date>
    <dc:creator>Riaan Burger</dc:creator>
    <meta:editing-duration>PT1H55M56S</meta:editing-duration>
    <meta:editing-cycles>12</meta:editing-cycles>
    <meta:generator>LibreOffice/4.2.7.2$Linux_X86_64 LibreOffice_project/420m0$Build-2</meta:generator>
    <meta:document-statistic meta:table-count="2" meta:image-count="1" meta:object-count="0" meta:page-count="1" meta:paragraph-count="18" meta:word-count="87" meta:character-count="615" meta:non-whitespace-character-count="545"/>
  </office:meta>
</office:document-meta>
</file>